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26cm" svg:stroke-color="#ff6633" draw:marker-start-width="0.3cm" draw:marker-start-center="false" draw:marker-end-width="0.3cm" draw:marker-end-center="false" draw:stroke-linejoin="miter" draw:fill="none" draw:fill-color="#b3b3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style:protect="size"/>
    </style:style>
    <style:style style:name="pr1" style:family="presentation" style:parent-style-name="oms-title">
      <style:graphic-properties draw:fill-color="#ffffff" draw:auto-grow-height="true" fo:min-height="3.508cm"/>
    </style:style>
    <style:style style:name="pr2" style:family="presentation" style:parent-style-name="oms-outline1">
      <style:graphic-properties draw:fill-color="#ffffff" draw:auto-grow-height="true" fo:min-height="13.231cm"/>
    </style:style>
    <style:style style:name="pr3" style:family="presentation" style:parent-style-name="oms-notes">
      <style:graphic-properties draw:fill-color="#ffffff" draw:auto-grow-height="true" fo:min-height="11.411cm"/>
    </style:style>
    <style:style style:name="pr4" style:family="presentation" style:parent-style-name="oms-title">
      <style:graphic-properties draw:fill-color="#ffffff" fo:min-height="3.257cm"/>
    </style:style>
    <style:style style:name="pr5" style:family="presentation" style:parent-style-name="oms-outline1">
      <style:graphic-properties draw:fill-color="#ffffff" fo:min-height="12.98cm"/>
    </style:style>
    <style:style style:name="pr6" style:family="presentation" style:parent-style-name="oms-notes">
      <style:graphic-properties draw:fill-color="#ffffff" fo:min-height="11.16cm"/>
    </style:style>
    <style:style style:name="pr7" style:family="presentation" style:parent-style-name="oms-outline1" style:list-style-name="L4">
      <style:graphic-properties draw:fill-color="#ffffff" fo:min-height="12.98cm"/>
    </style:style>
    <style:style style:name="pr8" style:family="presentation" style:parent-style-name="oms-outline1">
      <style:graphic-properties draw:fill-color="#ffffff" draw:auto-grow-height="true" fo:min-height="3cm"/>
    </style:style>
    <style:style style:name="pr9" style:family="presentation" style:parent-style-name="oms-outline1">
      <style:graphic-properties draw:fill-color="#ffffff" draw:auto-grow-height="true" fo:min-height="3.069cm"/>
    </style:style>
    <style:style style:name="pr10" style:family="presentation" style:parent-style-name="oms-outline1" style:list-style-name="L4">
      <style:graphic-properties draw:fill-color="#ffffff" fo:min-height="12.98cm"/>
    </style:style>
    <style:style style:name="pr11" style:family="presentation" style:parent-style-name="oms-outline1">
      <style:graphic-properties draw:fill-color="#ffffff" draw:auto-grow-height="true" fo:min-height="8.412cm"/>
    </style:style>
    <style:style style:name="pr12" style:family="presentation" style:parent-style-name="oms-notes">
      <style:graphic-properties draw:fill-color="#ffffff" fo:min-height="11.161cm"/>
    </style:style>
    <style:style style:name="pr13" style:family="presentation" style:parent-style-name="oms-outline1">
      <style:graphic-properties draw:fill-color="#ffffff" fo:min-height="3.662cm"/>
    </style:style>
    <style:style style:name="pr14" style:family="presentation" style:parent-style-name="oms-outline1">
      <style:graphic-properties draw:fill-color="#ffffff" fo:min-height="5.818cm"/>
    </style:style>
    <style:style style:name="pr15" style:family="presentation" style:parent-style-name="oms-outline1">
      <style:graphic-properties draw:fill-color="#ffffff" fo:min-height="7.818cm"/>
    </style:style>
    <style:style style:name="pr16" style:family="presentation" style:parent-style-name="oms-outline1">
      <style:graphic-properties draw:fill="none" draw:fill-color="#ffff99" draw:fill-image-width="0cm" draw:fill-image-height="0cm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1.2cm" fo:margin-right="0cm" text:enable-numbering="true" fo:text-indent="-0.9cm"/>
      <style:text-properties fo:font-size="1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3.6cm" fo:margin-right="0cm" text:enable-numbering="false" fo:text-indent="-0.6cm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0cm" fo:margin-right="0cm" fo:text-indent="0cm"/>
      <style:text-properties fo:font-size="36pt"/>
    </style:style>
    <style:style style:name="P17" style:family="paragraph">
      <style:paragraph-properties fo:margin-left="1.575cm" fo:margin-right="0cm" text:enable-numbering="true" fo:text-indent="0cm">
        <style:tab-stops/>
      </style:paragraph-properties>
    </style:style>
    <style:style style:name="P18" style:family="paragraph">
      <style:paragraph-properties fo:margin-left="2.4cm" fo:margin-right="0cm" text:enable-numbering="false" fo:text-indent="-0.8cm"/>
    </style:style>
    <style:style style:name="P19" style:family="paragraph">
      <style:paragraph-properties fo:margin-left="0cm" fo:margin-right="0cm" text:enable-numbering="false" fo:text-indent="0cm"/>
    </style:style>
    <style:style style:name="P20" style:family="paragraph">
      <style:paragraph-properties fo:margin-left="1.2cm" fo:margin-right="0cm" text:enable-numbering="true" fo:text-indent="-0.9cm"/>
      <style:text-properties fo:font-size="26pt"/>
    </style:style>
    <style:style style:name="P21" style:family="paragraph">
      <style:paragraph-properties fo:margin-left="1.2cm" fo:margin-right="0cm" text:enable-numbering="true" fo:text-indent="-0.9cm"/>
      <style:text-properties fo:font-size="28pt"/>
    </style:style>
    <style:style style:name="P22" style:family="paragraph">
      <style:paragraph-properties fo:margin-left="1.2cm" fo:margin-right="0cm" fo:text-indent="-0.9cm"/>
      <style:text-properties fo:font-size="26pt"/>
    </style:style>
    <style:style style:name="P23" style:family="paragraph">
      <style:paragraph-properties fo:margin-left="4.8cm" fo:margin-right="0cm" text:enable-numbering="false" fo:text-indent="-0.6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 fo:font-weight="bold"/>
    </style:style>
    <style:style style:name="T3" style:family="text">
      <style:text-properties fo:font-family="'Bitstream Vera Sans'" style:font-family-generic="swiss" style:font-pitch="variable" fo:font-weight="normal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size="10pt"/>
    </style:style>
    <style:style style:name="T6" style:family="text">
      <style:text-properties fo:font-weight="bold"/>
    </style:style>
    <style:style style:name="T7" style:family="text">
      <style:text-properties fo:color="#000080" fo:font-size="32pt" fo:font-weight="bold" style:font-size-asian="24pt" style:font-size-complex="24pt"/>
    </style:style>
    <style:style style:name="T8" style:family="text">
      <style:text-properties fo:color="#800000" fo:font-size="32pt" fo:font-weight="bold" style:font-size-asian="24pt" style:font-size-complex="24pt"/>
    </style:style>
    <style:style style:name="T9" style:family="text">
      <style:text-properties fo:font-size="28pt"/>
    </style:style>
    <style:style style:name="T10" style:family="text">
      <style:text-properties fo:font-size="28pt" fo:font-weight="bold"/>
    </style:style>
    <style:style style:name="T11" style:family="text">
      <style:text-properties fo:font-family="'Bitstream Vera Sans Mono'" style:font-family-generic="swiss" style:font-pitch="fixed" fo:font-size="28pt"/>
    </style:style>
    <style:style style:name="T12" style:family="text">
      <style:text-properties fo:color="#800000" fo:font-size="28pt" fo:font-weight="bold"/>
    </style:style>
    <style:style style:name="T13" style:family="text">
      <style:text-properties fo:color="#800000" fo:font-size="28pt" fo:font-style="italic" fo:font-weight="bold"/>
    </style:style>
    <style:style style:name="T14" style:family="text">
      <style:text-properties fo:color="#800000" style:text-position="sub 58%" fo:font-size="28pt" fo:font-style="italic" fo:font-weight="bold" style:font-size-asian="24pt" style:font-size-complex="24pt"/>
    </style:style>
    <style:style style:name="T15" style:family="text">
      <style:text-properties fo:font-size="28pt" fo:font-style="italic"/>
    </style:style>
    <style:style style:name="T16" style:family="text">
      <style:text-properties fo:font-size="36pt"/>
    </style:style>
    <style:style style:name="T17" style:family="text">
      <style:text-properties fo:font-size="36pt" fo:font-style="italic"/>
    </style:style>
    <style:style style:name="T18" style:family="text">
      <style:text-properties fo:font-family="'Bitstream Vera Sans Mono'" style:font-family-generic="swiss" style:font-pitch="fixed"/>
    </style:style>
    <style:style style:name="T19" style:family="text">
      <style:text-properties fo:font-family="Albany" style:font-family-generic="swiss"/>
    </style:style>
    <style:style style:name="T20" style:family="text">
      <style:text-properties fo:font-size="28pt" fo:font-style="italic" fo:font-weight="bold"/>
    </style:style>
    <style:style style:name="T21" style:family="text">
      <style:text-properties fo:font-size="26pt"/>
    </style:style>
    <style:style style:name="T22" style:family="text">
      <style:text-properties fo:font-size="26pt" fo:font-style="italic"/>
    </style:style>
    <style:style style:name="T23" style:family="text">
      <style:text-properties fo:font-size="24pt" fo:font-style="italic"/>
    </style:style>
    <style:style style:name="T24" style:family="text">
      <style:text-properties fo:font-size="24pt" fo:font-style="italic" style:text-underline-style="solid" style:text-underline-width="auto" style:text-underline-color="font-color"/>
    </style:style>
    <style:style style:name="T25" style:family="text">
      <style:text-properties fo:color="#800000" fo:font-weight="bold"/>
    </style:style>
    <style:style style:name="T26" style:family="text">
      <style:text-properties fo:color="#800000"/>
    </style:style>
    <style:style style:name="T27" style:family="text">
      <style:text-properties fo:color="#000000" fo:font-size="32pt" fo:font-weight="normal" style:font-size-asian="24pt" style:font-size-complex="24pt"/>
    </style:style>
    <style:style style:name="T28" style:family="text">
      <style:text-properties fo:font-family="OpenSymbol" style:font-style-name="Regular" style:font-pitch="variable" style:font-charset="x-symbol" fo:font-size="26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9" style:family="text">
      <style:text-properties fo:font-size="26pt" fo:font-style="normal"/>
    </style:style>
    <style:style style:name="T30" style:family="text">
      <style:text-properties fo:font-size="26pt" fo:font-style="italic" fo:font-weight="normal"/>
    </style:style>
    <style:style style:name="T31" style:family="text">
      <style:text-properties fo:font-family="StarSymbol" style:font-style-name="Regular" style:font-pitch="variable" style:font-charset="x-symbol" fo:font-size="26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2" style:family="text">
      <style:text-properties fo:font-family="Albany" style:font-family-generic="swiss" fo:font-size="26pt" fo:font-style="italic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3" style:family="text">
      <style:text-properties fo:font-family="Albany" style:font-family-generic="swiss" fo:font-size="26pt" fo:font-style="italic"/>
    </style:style>
    <style:style style:name="T34" style:family="text">
      <style:text-properties fo:font-size="26pt" fo:font-style="italic" fo:font-weight="bold"/>
    </style:style>
    <style:style style:name="T35" style:family="text">
      <style:text-properties fo:font-family="Albany" style:font-family-generic="swiss" fo:font-size="26pt" fo:font-style="normal"/>
    </style:style>
    <style:style style:name="T36" style:family="text">
      <style:text-properties fo:font-family="Albany" style:font-family-generic="swiss" fo:font-size="26pt" fo:font-style="italic" fo:font-weight="normal"/>
    </style:style>
    <style:style style:name="T37" style:family="text">
      <style:text-properties style:text-position="sub 58%" fo:font-size="28pt" fo:font-style="italic" fo:font-weight="normal"/>
    </style:style>
    <style:style style:name="T38" style:family="text">
      <style:text-properties fo:font-family="StarSymbol" style:font-style-name="Regular" style:font-pitch="variable" style:font-charset="x-symbol" fo:font-size="28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9" style:family="text">
      <style:text-properties fo:font-size="28pt" fo:font-style="normal"/>
    </style:style>
    <style:style style:name="T40" style:family="text">
      <style:text-properties fo:font-family="OpenSymbol" style:font-style-name="Regular" style:font-pitch="variable" style:font-charset="x-symbol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1" style:family="text">
      <style:text-properties style:text-position="super 58%" fo:font-family="'Bitstream Vera Sans'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2" style:family="text">
      <style:text-properties fo:font-family="Albany" style:font-family-generic="swiss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3" style:family="text">
      <style:text-properties fo:font-size="32pt"/>
    </style:style>
    <style:style style:name="T44" style:family="text">
      <style:text-properties fo:font-family="'Bitstream Vera Sans Mono'" style:font-family-generic="swiss" style:font-pitch="fixed" fo:font-size="32pt"/>
    </style:style>
    <style:style style:name="T45" style:family="text">
      <style:text-properties fo:color="#800000" fo:font-family="'Bitstream Vera Sans Mono'" style:font-family-generic="swiss" style:font-pitch="fixed" fo:font-size="24pt" fo:font-weight="bold"/>
    </style:style>
    <style:style style:name="T46" style:family="text">
      <style:text-properties fo:font-family="'Bitstream Vera Sans Mono'" style:font-family-generic="swiss" style:font-pitch="fixed" fo:font-size="24pt" fo:font-weight="bold"/>
    </style:style>
    <style:style style:name="T47" style:family="text">
      <style:text-properties fo:font-style="italic"/>
    </style:style>
    <style:style style:name="T48" style:family="text">
      <style:text-properties fo:font-style="normal"/>
    </style:style>
    <style:style style:name="T49" style:family="text">
      <style:text-properties fo:font-family="StarSymbol" style:font-style-name="Regular" style:font-pitch="variable" style:font-charset="x-symbol" fo:font-size="32pt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50" style:family="text">
      <style:text-properties style:text-position="super 58%" fo:font-size="32pt"/>
    </style:style>
    <style:style style:name="T51" style:family="text">
      <style:text-properties style:text-underline-style="solid" style:text-underline-width="auto" style:text-underline-color="font-color" fo:font-weight="bold"/>
    </style:style>
    <style:style style:name="T52" style:family="text">
      <style:text-properties fo:font-weight="normal"/>
    </style:style>
    <style:style style:name="T53" style:family="text">
      <style:text-properties fo:font-family="'Bitstream Vera Sans Mono'" style:font-family-generic="swiss" style:font-pitch="fixed" fo:font-size="28pt" fo:font-weight="bold"/>
    </style:style>
    <style:style style:name="T54" style:family="text">
      <style:text-properties fo:font-size="28pt" fo:font-weight="normal"/>
    </style:style>
    <style:style style:name="T55" style:family="text">
      <style:text-properties fo:font-size="28pt" fo:font-style="italic" fo:font-weight="normal"/>
    </style:style>
    <style:style style:name="T56" style:family="text">
      <style:text-properties fo:color="#800000" fo:font-family="'Bitstream Vera Sans Mono'" style:font-family-generic="swiss" style:font-pitch="fixed" fo:font-size="28pt" fo:font-weight="bold"/>
    </style:style>
    <style:style style:name="T57" style:family="text">
      <style:text-properties fo:color="#000000" fo:font-size="32pt"/>
    </style:style>
    <style:style style:name="T58" style:family="text">
      <style:text-properties fo:font-family="'Bitstream Vera Sans Mono'" style:font-family-generic="swiss" style:font-pitch="fixed" fo:font-weight="normal"/>
    </style:style>
    <style:style style:name="T59" style:family="text">
      <style:text-properties fo:font-family="Albany" style:font-family-generic="swiss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575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3: Calibration &amp; Correction</presentation:footer-decl>
      <draw:page draw:name="page1" draw:style-name="dp1" draw:master-page-name="oms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3: Calibration &amp; Correction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4"><text:span text:style-name="T3">Figuring out what calibration is!</text:span></text:p>
              </text:list-item>
            </text:list>
            <text:list text:style-name="L2">
              <text:list-item>
                <text:p text:style-name="P4"><text:span text:style-name="T3">Framing the calibration problem in Measurement Equation terms.</text:span></text:p>
              </text:list-item>
            </text:list>
            <text:list text:style-name="L2">
              <text:list-item>
                <text:p text:style-name="P4"><text:span text:style-name="T4">Implementing some calibration 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What Is Calibration?<text:line-break/>...according to Google</text:p>
          </draw:text-box>
        </draw:frame>
        <draw:frame presentation:style-name="pr5" draw:text-style-name="P6" draw:layer="layout" svg:width="25.442cm" svg:height="13.564cm" svg:x="2.058cm" svg:y="5.838cm" presentation:class="outline" presentation:user-transformed="true">
          <draw:text-box>
            <text:list text:style-name="L2">
              <text:list-item>
                <text:p text:style-name="P4"><text:span text:style-name="T5"># The process whereby the magnitude of the output of a measuring instrument is related to the magnitude of the input force driving the instrument (ie Adjusting a weight scale to zero when there is nothing on it). (Course Material/Ultrasonics/CalibrationMeth/calibrationmethods.htm)</text:span></text:p>
              </text:list-item>
            </text:list>
            <text:list text:style-name="L2">
              <text:list-item>
                <text:p text:style-name="P4"><text:span text:style-name="T5">www.ndt-ed.org/GeneralResources/Glossary/letter/c.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The process of adjusting an instrument or compiling a deviation chart so that its reading can be correlated to the actual value being measured.</text:span></text:p>
              </text:list-item>
            </text:list>
            <text:list text:style-name="L2">
              <text:list-item>
                <text:p text:style-name="P4"><text:span text:style-name="T5">www.omega.com/literature/transactions/volume1/glossary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The process of choosing attribute values and computational parameters so that a model properly represents the real-world situation being analyzed. For example, in pathfinding and allocation, calibration generally refers to assigning or calculating appropriate values to be entered in impedance and demand items.</text:span></text:p>
              </text:list-item>
            </text:list>
            <text:list text:style-name="L2">
              <text:list-item>
                <text:p text:style-name="P4"><text:span text:style-name="T5">www.geog.leeds.ac.uk/staff/m.blake/magis/glossary/esriglos.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(cal·i·bra·tion) (kal²[ibreve]-bra¢sh[schwa]n) 1. determination of the accuracy of an instrument, usually by measurement of its variation from a standard, to ascertain necessary correction factors. 2. measurement of the caliber of a tube.</text:span></text:p>
              </text:list-item>
            </text:list>
            <text:list text:style-name="L2">
              <text:list-item>
                <text:p text:style-name="P4"><text:span text:style-name="T5">www.mercksource.com/pp/us/cns/cns_hl_dorlands.jspzQzpgzEzzSzppdocszSzuszSzcommonzSzdorlandszSzdorlandzSzdmd_c_03zPz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Checking, adjusting and systematically standardizing the graduations of a device.</text:span></text:p>
              </text:list-item>
            </text:list>
            <text:list text:style-name="L2">
              <text:list-item>
                <text:p text:style-name="P4"><text:span text:style-name="T5">www.inkcartridgesworld.com/_glossary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The process of establishing a set of values for correct operation.</text:span></text:p>
              </text:list-item>
            </text:list>
            <text:list text:style-name="L2">
              <text:list-item>
                <text:p text:style-name="P4"><text:span text:style-name="T5">www.blazepoint.co.uk/faq_label_printers_glossary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A process that establishes, under specified conditions, the relationship between the values indicated by the measuring system, and the corresponding values of a quantity realised by a reference standard or working standard.</text:span></text:p>
              </text:list-item>
            </text:list>
            <text:list text:style-name="L2">
              <text:list-item>
                <text:p text:style-name="P4"><text:span text:style-name="T5">www.nzelectricity.co.nz/H9glossary.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process of comparing an instrument's accuracy to known standards</text:span></text:p>
              </text:list-item>
            </text:list>
            <text:list text:style-name="L2">
              <text:list-item>
                <text:p text:style-name="P4"><text:span text:style-name="T5">www.tsgc.utexas.edu/stars/glossary1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is defined as the process of quantitatively defining the system response to known, controlled signal inputs.</text:span></text:p>
              </text:list-item>
            </text:list>
            <text:list text:style-name="L2">
              <text:list-item>
                <text:p text:style-name="P4"><text:span text:style-name="T5">www.eumetsat.int/en/dps/helpdesk/glossary.htm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...according to Noordam</text:p>
          </draw:text-box>
        </draw:frame>
        <draw:custom-shape draw:style-name="gr2" draw:text-style-name="P7" draw:layer="layout" svg:width="27cm" svg:height="16cm" svg:x="1cm" svg:y="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...according to the <text:line-break/>EoR KSG</text:p>
          </draw:text-box>
        </draw:frame>
        <draw:custom-shape draw:style-name="gr2" draw:text-style-name="P7" draw:layer="layout" svg:width="27cm" svg:height="15.999cm" svg:x="1cm" svg:y="5.00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2cm" svg:height="5cm" svg:x="4cm" svg:y="10cm">
          <text:p text:style-name="P8"><text:span text:style-name="T6">EoR Signature???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Our Definition For Today...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Determining the properties of the sky and the instrument with sufficient accuracy.</text:p>
              </text:list-item>
            </text:list>
            <text:list text:style-name="L2">
              <text:list-item>
                <text:p text:style-name="P11">“Taking out” (as much as possible) instrumental corruptions.</text:p>
              </text:list-item>
            </text:list>
            <text:list text:style-name="L2">
              <text:list-item>
                <text:p text:style-name="P11">Subtracting known sources</text:p>
              </text:list-item>
            </text:list>
            <text:list text:style-name="L2">
              <text:list-item>
                <text:p text:style-name="P11">...to find the noise (or at least to achieve our scientific objectives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“Classic” Calibration<text:line-break/>(for phases/gains)</text:p>
          </draw:text-box>
        </draw:frame>
        <draw:frame draw:style-name="gr4" draw:layer="layout" svg:width="24.331cm" svg:height="14.327cm" svg:x="2.58cm" svg:y="6.0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The M.E. Analogue</text:p>
          </draw:text-box>
        </draw:frame>
        <draw:frame draw:style-name="gr4" draw:layer="layout" svg:width="22.002cm" svg:height="14.332cm" svg:x="2.473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Or In Broad Terms...</text:p>
          </draw:text-box>
        </draw:frame>
        <draw:frame presentation:style-name="pr7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4"><text:s/>Predict corrupted visibilities</text:p>
              </text:list-item>
            </text:list>
            <text:list text:style-name="L5">
              <text:list-item>
                <text:list>
                  <text:list-item>
                    <text:p text:style-name="P12">we know this, this is simulation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/>Fit to observed visibilities</text:p>
              </text:list-item>
            </text:list>
            <text:list text:style-name="L5">
              <text:list-item>
                <text:list>
                  <text:list-item>
                    <text:p text:style-name="P12">solving for parameters of sky and/or instrument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/>(Optional: subtract bright sources)</text:p>
              </text:list-item>
            </text:list>
            <text:list text:style-name="L4" text:continue-numbering="true">
              <text:list-item>
                <text:p text:style-name="P4"><text:span text:style-name="T7"><text:s/></text:span><text:span text:style-name="T8">Correct</text:span></text:p>
              </text:list-item>
            </text:list>
            <text:list text:style-name="L4" text:continue-numbering="true">
              <text:list-item>
                <text:p text:style-name="P4"><text:s/>Rinse &amp; repeat</text:p>
              </text:list-item>
            </text:list>
            <text:list text:style-name="L5">
              <text:list-item>
                <text:list>
                  <text:list-item>
                    <text:p text:style-name="P12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Applying Corrections<text:line-break/>With MeqTrees</text:p>
          </draw:text-box>
        </draw:frame>
        <draw:frame presentation:style-name="pr5" draw:text-style-name="P15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9">The </text:span><text:span text:style-name="T10">Meq.MatrixInvert22</text:span><text:span text:style-name="T9"> node inverts 2x2 matrices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9">(generalized inversion not yet available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9">A </text:span><text:span text:style-name="T10">Meq.Spigot</text:span><text:span text:style-name="T9"> reads data from the MS.</text:span></text:p>
              </text:list-item>
            </text:list>
            <text:list text:style-name="L2">
              <text:list-item>
                <text:p text:style-name="P11"><text:span text:style-name="T9">See </text:span><text:span text:style-name="T11">ME3/demo1-correct-gains.py</text:span><text:span text:style-name="T9">.</text:span></text:p>
              </text:list-item>
            </text:list>
            <text:list text:style-name="L2">
              <text:list-item>
                <text:p text:style-name="P4"><text:span text:style-name="T9">Re-run ME1 exercise 1 to simulate an MS with instrumental polarization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9"><text:s/></text:span><text:span text:style-name="T9"><text:tab/></text:span><text:span text:style-name="T12">(fix </text:span><text:span text:style-name="T13">a</text:span><text:span text:style-name="T14">p</text:span><text:span text:style-name="T12">=</text:span><text:span text:style-name="T13">p</text:span><text:span text:style-name="T12">*1e-10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1"><text:span text:style-name="T9">Run </text:span><text:span text:style-name="T11">ME3/demo1</text:span><text:span text:style-name="T9"> on this MS, write to the CORRECTED_DATA column, make an </text:span><text:span text:style-name="T15">IQUV</text:span><text:span text:style-name="T9"> channel map of this colum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Exercise 1: Correcting For Parallactic Angle</text:p>
          </draw:text-box>
        </draw:frame>
        <draw:frame presentation:style-name="pr5" draw:text-style-name="P15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9">Re-run ME1 exercise 2 to produce an MS with instrumental polarization and alt-az mounts</text:span><text:span text:style-name="T9"><text:line-break/></text:span><text:span text:style-name="T9"> </text:span><text:span text:style-name="T9"><text:tab/></text:span><text:span text:style-name="T12">(fix </text:span><text:span text:style-name="T13">a</text:span><text:span text:style-name="T14">p</text:span><text:span text:style-name="T12">=</text:span><text:span text:style-name="T13">p</text:span><text:span text:style-name="T12">*1e-10)</text:span></text:p>
              </text:list-item>
            </text:list>
            <text:list text:style-name="L2">
              <text:list-item>
                <text:p text:style-name="P11"><text:span text:style-name="T9">Make an per-channel IQUV map of the DATA column</text:span></text:p>
              </text:list-item>
            </text:list>
            <text:list text:style-name="L2">
              <text:list-item>
                <text:p text:style-name="P11"><text:span text:style-name="T9">Modify </text:span><text:span text:style-name="T11">ME3/demo1</text:span><text:span text:style-name="T9"> to correct for P.A. as well</text:span></text:p>
              </text:list-item>
            </text:list>
            <text:list text:style-name="L2">
              <text:list-item>
                <text:p text:style-name="P11"><text:span text:style-name="T9">Write corrections to CORRECTED_DATA</text:span></text:p>
              </text:list-item>
            </text:list>
            <text:list text:style-name="L2">
              <text:list-item>
                <text:p text:style-name="P11"><text:span text:style-name="T9">Make an </text:span><text:span text:style-name="T15">IQUV</text:span><text:span text:style-name="T9"> channel map of the CORRECTED_DATA column</text:span></text:p>
              </text:list-item>
            </text:list>
            <text:list text:style-name="L2">
              <text:list-item>
                <text:p text:style-name="P11"><text:span text:style-name="T9">Did you get the original, uncorrupted point source back? (</text:span><text:span text:style-name="T15">I</text:span><text:span text:style-name="T9">=1 Jy, </text:span><text:span text:style-name="T15">Q</text:span><text:span text:style-name="T9">=.2 Jy, </text:span><text:span text:style-name="T15">U=V=</text:span><text:span text:style-name="T9">0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Correcting For Multiple Jones Terms</text:p>
          </draw:text-box>
        </draw:frame>
        <draw:frame draw:style-name="gr4" draw:layer="layout" svg:width="21.623cm" svg:height="11.242cm" svg:x="3.377cm" svg:y="6.75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oms" presentation:presentation-page-layout-name="AL1T1" presentation:use-footer-name="ftr1">
        <draw:frame presentation:style-name="pr1" draw:text-style-name="P16" draw:layer="layout" svg:width="23.912cm" svg:height="3.508cm" svg:x="2.058cm" svg:y="1.543cm" presentation:class="title" presentation:user-transformed="true">
          <draw:text-box>
            <text:p text:style-name="P1"><text:span text:style-name="T16">So, Is There Always Such A Beast As “Corrected” </text:span><text:span text:style-name="T17">uv-</text:span><text:span text:style-name="T16">Data?</text:span></text:p>
          </draw:text-box>
        </draw:frame>
        <draw:frame draw:style-name="gr4" draw:layer="layout" svg:width="22.541cm" svg:height="10.667cm" svg:x="2.959cm" svg:y="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Exercise 2:<text:line-break/>Ionospheric Corrections</text:p>
          </draw:text-box>
        </draw:frame>
        <draw:frame presentation:style-name="pr5" draw:text-style-name="P11" draw:layer="layout" svg:width="23.912cm" svg:height="12.98cm" svg:x="2cm" svg:y="6.52cm" presentation:class="outline" presentation:user-transformed="true">
          <draw:text-box>
            <text:list text:style-name="L2">
              <text:list-item>
                <text:p text:style-name="P11">Take our old <text:span text:style-name="T18">ME2/demo-30-190.MS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9"><text:s/></text:span><text:span text:style-name="T19">this should contain ionospheric corruptions from ME2/demo-iono.py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9"><text:s/></text:span><text:span text:style-name="T19">look up the last parameters you used in ME2/.tdl.conf.</text:span></text:p>
                  </text:list-item>
                </text:list>
              </text:list-item>
            </text:list>
            <text:list text:style-name="L2">
              <text:list-item>
                <text:p text:style-name="P11">Modify <text:span text:style-name="T18">ME2/demo-iono.py</text:span> to take the ionosphere back out, write results to the CORRECTED_DATA column.</text:p>
              </text:list-item>
            </text:list>
            <text:list text:style-name="L2">
              <text:list-item>
                <text:p text:style-name="P11">Make a per-channel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The Answer Is...</text:p>
          </draw:text-box>
        </draw:frame>
        <draw:frame presentation:style-name="pr8" draw:text-style-name="P15" draw:layer="layout" svg:width="23.912cm" svg:height="4.589cm" svg:x="2cm" svg:y="5.5cm" presentation:class="outline" presentation:user-transformed="true">
          <draw:text-box>
            <text:list text:style-name="L2">
              <text:list-item>
                <text:p text:style-name="P11"><text:span text:style-name="T9">In general, </text:span><text:span text:style-name="T10">NO!</text:span></text:p>
              </text:list-item>
            </text:list>
            <text:list text:style-name="L2">
              <text:list-item>
                <text:p text:style-name="P11"><text:span text:style-name="T15">uv</text:span><text:span text:style-name="T9">-plane effects (the </text:span><text:span text:style-name="T20">G</text:span><text:span text:style-name="T9">s) can be taken out.</text:span></text:p>
              </text:list-item>
            </text:list>
            <text:list text:style-name="L2">
              <text:list-item>
                <text:p text:style-name="P11"><text:span text:style-name="T9">Image-plane effects correspond to convolution in the </text:span><text:span text:style-name="T15">uv</text:span><text:span text:style-name="T9">-plane:</text:span></text:p>
              </text:list-item>
            </text:list>
          </draw:text-box>
        </draw:frame>
        <draw:frame draw:style-name="gr4" draw:layer="layout" svg:width="0.2cm" svg:height="0.467cm" svg:x="16.934cm" svg:y="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9.647cm" svg:height="1.332cm" svg:x="4cm" svg:y="10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8" draw:text-style-name="P15" draw:layer="layout" svg:width="23.912cm" svg:height="7.227cm" svg:x="2.088cm" svg:y="12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3"><text:span text:style-name="T21">...with time-variable kerne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1">...and with each baseline's </text:span><text:span text:style-name="T22">uv</text:span><text:span text:style-name="T21">-plane sampled along just a single tra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1"/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23">(Note: Bhatnagar et al. (EVLA Memo 100) suggest a method for </text:span><text:span text:style-name="T24">approximate</text:span><text:span text:style-name="T23"> correction during the imaging step. We'll return to this later.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Correcting At<text:line-break/>A Single Point</text:p>
          </draw:text-box>
        </draw:frame>
        <draw:frame draw:style-name="gr4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2.252cm" svg:height="8.656cm" svg:x="2.355cm" svg:y="5.82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9" draw:text-style-name="P15" draw:layer="layout" svg:width="23.912cm" svg:height="3.442cm" svg:x="2.5cm" svg:y="15.058cm" presentation:class="outline" presentation:user-transformed="true">
          <draw:text-box>
            <text:list text:style-name="L2">
              <text:list-item>
                <text:p text:style-name="P11"><text:span text:style-name="T9">In general, </text:span><text:span text:style-name="T15">uv-</text:span><text:span text:style-name="T9">data can only be “corrected” for a single point on the sky.</text:span></text:p>
              </text:list-item>
            </text:list>
            <text:list text:style-name="L2">
              <text:list-item>
                <text:p text:style-name="P11"><text:span text:style-name="T9">This is the motivation for facet imaging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alibration, Revisited</text:p>
          </draw:text-box>
        </draw:frame>
        <draw:frame presentation:style-name="pr10" draw:text-style-name="P4" draw:layer="layout" svg:width="23.912cm" svg:height="12.98cm" svg:x="2.058cm" svg:y="5.838cm" presentation:class="outline" presentation:user-transformed="true">
          <draw:text-box>
            <text:list text:style-name="L4" text:continue-numbering="true">
              <text:list-item>
                <text:p text:style-name="P4"><text:s/>Predict corrupted visibilities</text:p>
              </text:list-item>
            </text:list>
            <text:list text:style-name="L5">
              <text:list-item>
                <text:list>
                  <text:list-item>
                    <text:p text:style-name="P12">we know this, this is simulation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pan text:style-name="T25"><text:s/></text:span><text:span text:style-name="T25">Fit to observed visibiliti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6">solving for parameters of sky and/or instrument</text:span>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/>(Optional: subtract bright sources)</text:p>
              </text:list-item>
            </text:list>
            <text:list text:style-name="L4" text:continue-numbering="true">
              <text:list-item>
                <text:p text:style-name="P4"><text:span text:style-name="T27"><text:s/></text:span><text:span text:style-name="T27">Correct</text:span></text:p>
              </text:list-item>
            </text:list>
            <text:list text:style-name="L4" text:continue-numbering="true">
              <text:list-item>
                <text:p text:style-name="P4"><text:s/>Rinse &amp; repeat</text:p>
              </text:list-item>
            </text:list>
            <text:list text:style-name="L5">
              <text:list-item>
                <text:list>
                  <text:list-item>
                    <text:p text:style-name="P12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 General Approach<text:line-break/>To Fitting &amp; Solving</text:p>
          </draw:text-box>
        </draw:frame>
        <draw:frame presentation:style-name="pr11" draw:text-style-name="P20" draw:layer="layout" svg:width="25.909cm" svg:height="8.412cm" svg:x="1.545cm" svg:y="5.588cm" presentation:class="outline" presentation:user-transformed="true">
          <draw:text-box>
            <text:list text:style-name="L2">
              <text:list-item>
                <text:p text:style-name="P4"><text:span text:style-name="T21">A tree evaluating any </text:span><text:span text:style-name="T22">m(t,</text:span><text:span text:style-name="T28"></text:span><text:span text:style-name="T22">) </text:span><text:span text:style-name="T29">also depends on values of parameters up in the tree. We write this as:</text:span><text:span text:style-name="T29"><text:line-break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30">m</text:span><text:span text:style-name="T22">(t,</text:span><text:span text:style-name="T31"></text:span><text:span text:style-name="T32">;a,b,...</text:span><text:span text:style-name="T33">)</text:span></text:p>
              </text:list-item>
            </text:list>
            <text:list text:style-name="L2">
              <text:list-item>
                <text:p text:style-name="P4"><text:span text:style-name="T21">Imagine a “magic” constant node </text:span><text:span text:style-name="T34">a</text:span><text:span text:style-name="T29"> that returns not one, but two values: </text:span><text:span text:style-name="T22">a</text:span><text:span text:style-name="T29"> and </text:span><text:span text:style-name="T22">a+</text:span><text:span text:style-name="T28"></text:span><text:span text:style-name="T22">a</text:span><text:span text:style-name="T29">.</text:span></text:p>
              </text:list-item>
            </text:list>
            <text:list text:style-name="L2">
              <text:list-item>
                <text:p text:style-name="P4"><text:span text:style-name="T29">Its parent, </text:span><text:span text:style-name="T22">f</text:span><text:span text:style-name="T29">, then returns </text:span><text:span text:style-name="T22">f(a)</text:span><text:span text:style-name="T29"> and </text:span><text:span text:style-name="T22">f(a+</text:span><text:span text:style-name="T31"></text:span><text:span text:style-name="T22">a)...</text:span></text:p>
              </text:list-item>
            </text:list>
            <text:list text:style-name="L2">
              <text:list-item>
                <text:p text:style-name="P4"><text:span text:style-name="T29">...and at the bottom we get </text:span><text:span text:style-name="T30">m</text:span><text:span text:style-name="T22">(t,</text:span><text:span text:style-name="T31"></text:span><text:span text:style-name="T32">;a</text:span><text:span text:style-name="T33">)</text:span><text:span text:style-name="T35"> and </text:span><text:span text:style-name="T36">m</text:span><text:span text:style-name="T33">(t,</text:span><text:span text:style-name="T31"></text:span><text:span text:style-name="T32">;a+</text:span><text:span text:style-name="T31"></text:span><text:span text:style-name="T32">a</text:span><text:span text:style-name="T33">)</text:span></text:p>
              </text:list-item>
            </text:list>
          </draw:text-box>
        </draw:frame>
        <draw:frame draw:style-name="gr4" draw:layer="layout" svg:width="19.79cm" svg:height="8.326cm" svg:x="4.21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7" presentation:class="page"/>
          <draw:frame presentation:style-name="pr12" draw:text-style-name="P10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Maaijke's Solver Demos/Exercies</text:p>
          </draw:text-box>
        </draw:frame>
        <draw:frame presentation:style-name="pr5" draw:text-style-name="P11" draw:layer="layout" svg:width="23.912cm" svg:height="12.98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Calibration Of An MS</text:p>
          </draw:text-box>
        </draw:frame>
        <draw:frame presentation:style-name="pr2" draw:text-style-name="P21" draw:layer="layout" svg:width="25.685cm" svg:height="13.28cm" svg:x="1.315cm" svg:y="5.72cm" presentation:class="outline" presentation:user-transformed="true">
          <draw:text-box>
            <text:list text:style-name="L2">
              <text:list-item>
                <text:p text:style-name="P11"><text:span text:style-name="T9">A model tree computes corrupted visibilities </text:span><text:span text:style-name="T20">X</text:span><text:span text:style-name="T37">pq</text:span><text:span text:style-name="T15">(t,</text:span><text:span text:style-name="T38"></text:span><text:span text:style-name="T15">)</text:span></text:p>
              </text:list-item>
            </text:list>
            <text:list text:style-name="L2">
              <text:list-item>
                <text:p text:style-name="P11"><text:span text:style-name="T39">Spigots return observed data </text:span><text:span text:style-name="T20">V</text:span><text:span text:style-name="T37">pq</text:span><text:span text:style-name="T15">(t,</text:span><text:span text:style-name="T38"></text:span><text:span text:style-name="T15">)</text:span></text:p>
              </text:list-item>
            </text:list>
            <text:list text:style-name="L2">
              <text:list-item>
                <text:p text:style-name="P11"><text:span text:style-name="T39">We can take the difference and form up a </text:span><text:span text:style-name="T40"></text:span><text:span text:style-name="T41">2</text:span><text:span text:style-name="T42"> sum...</text:span></text:p>
              </text:list-item>
            </text:list>
            <text:list text:style-name="L2">
              <text:list-item>
                <text:p text:style-name="P11"><text:span text:style-name="T42">...and try to minimize it w.r.t. the solvable parameters.</text:span></text:p>
              </text:list-item>
            </text:list>
            <text:list text:style-name="L2">
              <text:list-item>
                <text:p text:style-name="P11"><text:span text:style-name="T42">Which is the same as fitting the model to the data, in a least-squares sense.</text:span></text:p>
              </text:list-item>
            </text:list>
            <text:list text:style-name="L2">
              <text:list-item>
                <text:p text:style-name="P11"><text:span text:style-name="T42">We can thus solve for any (reasonable) subset of parameters of a measurement equatio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9" presentation:class="page"/>
          <draw:frame presentation:style-name="pr12" draw:text-style-name="P10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A Real-Life Example: 3C343</text:p>
          </draw:text-box>
        </draw:frame>
        <draw:frame presentation:style-name="pr5" draw:text-style-name="P15" draw:layer="layout" svg:width="25.442cm" svg:height="14.812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43">Field is dominated by two bright source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3">3C343.1 (~6 Jy) at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3">3C343 (~1.8 Jy) off-center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3">Significant polarization</text:span></text:p>
              </text:list-item>
            </text:list>
            <text:list text:style-name="L2">
              <text:list-item>
                <text:p text:style-name="P11"><text:span text:style-name="T43">12-hour WSRT observation, 03/08/2000</text:span></text:p>
              </text:list-item>
            </text:list>
            <text:list text:style-name="L2">
              <text:list-item>
                <text:p text:style-name="P11"><text:span text:style-name="T43">64 channels ~ 1.2 Ghz (we use 26)</text:span></text:p>
              </text:list-item>
            </text:list>
            <text:list text:style-name="L2">
              <text:list-item>
                <text:p text:style-name="P11"><text:span text:style-name="T44">3C343.MS</text:span><text:span text:style-name="T43"> pre-processed by Michiel Brentjens</text:span></text:p>
              </text:list-item>
            </text:list>
            <text:list text:style-name="L2">
              <text:list-item>
                <text:p text:style-name="P11"><text:span text:style-name="T43">Pristine copy at:</text:span><text:span text:style-name="T43"><text:line-break/></text:span><text:span text:style-name="T45">(/net/birch)/data/oms/data/3C343-workshop.MS</text:span><text:span text:style-name="T46"><text:line-break/></text:span><text:span text:style-name="T46">(</text:span><text:span text:style-name="T45">/apps/Timba/data</text:span><text:span text:style-name="T46"> on jop0x)</text:span></text:p>
              </text:list-item>
            </text:list>
            <text:list text:style-name="L2">
              <text:list-item>
                <text:p text:style-name="P11"><text:span text:style-name="T46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Step 1: Solving For<text:line-break/> Source Fluxes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See <text:span text:style-name="T18">ME3/demo2-3c343.py</text:span><text:span text:style-name="T19">, build the tree but do not run it yet</text:span></text:p>
              </text:list-item>
            </text:list>
            <text:list text:style-name="L2">
              <text:list-item>
                <text:p text:style-name="P11">This uses Meow to construct a model with two point sources</text:p>
              </text:list-item>
            </text:list>
            <text:list text:style-name="L2">
              <text:list-item>
                <text:p text:style-name="P11">I and Q fluxes are <text:span text:style-name="T6">Meq.Parm</text:span>s: i.e. potentially solvable parameters</text:p>
              </text:list-item>
            </text:list>
            <text:list text:style-name="L2">
              <text:list-item>
                <text:list>
                  <text:list-item>
                    <text:p text:style-name="P13">polynomial in frequency</text:p>
                  </text:list-item>
                </text:list>
              </text:list-item>
            </text:list>
            <text:list text:style-name="L2">
              <text:list-item>
                <text:p text:style-name="P11">The m.e. is:</text:p>
              </text:list-item>
            </text:list>
          </draw:text-box>
        </draw:frame>
        <draw:frame draw:style-name="gr4" draw:layer="layout" svg:width="20.316cm" svg:height="2.642cm" svg:x="3.684cm" svg:y="16.85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 presentation:user-transformed="true">
          <draw:text-box>
            <text:p text:style-name="P1"><text:s/>Polynomial Fluxes?</text:p>
          </draw:text-box>
        </draw:frame>
        <draw:frame presentation:style-name="pr5" draw:text-style-name="P11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11">I and Q fluxes are set up with a <text:span text:style-name="T47">shape, </text:span><text:span text:style-name="T48">to make them polynomials of frequency</text:span></text:p>
              </text:list-item>
            </text:list>
            <text:list text:style-name="L2">
              <text:list-item>
                <text:p text:style-name="P11">This accounts for spectral indices, and also beams and instrumental polarization</text:p>
              </text:list-item>
            </text:list>
          </draw:text-box>
        </draw:frame>
        <draw:frame draw:style-name="gr4" draw:layer="layout" svg:width="20.649cm" svg:height="6.319cm" svg:x="3.5cm" svg:y="12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CondEqs and Solvers</text:p>
          </draw:text-box>
        </draw:frame>
        <draw:frame presentation:style-name="pr5" draw:text-style-name="P11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6">Meq.CondEq</text:span>s form up the difference between two branches</text:p>
              </text:list-item>
            </text:list>
            <text:list text:style-name="L2">
              <text:list-item>
                <text:list>
                  <text:list-item>
                    <text:p text:style-name="P13">predicted and measured</text:p>
                  </text:list-item>
                </text:list>
              </text:list-item>
            </text:list>
            <text:list text:style-name="L2">
              <text:list-item>
                <text:p text:style-name="P4">...and estimate derivatives.</text:p>
              </text:list-item>
            </text:list>
            <text:list text:style-name="L2">
              <text:list-item>
                <text:p text:style-name="P4">A <text:span text:style-name="T6">Meq.Solver</text:span> uses these to run an iterative solution</text:p>
              </text:list-item>
            </text:list>
            <text:list text:style-name="L2">
              <text:list-item>
                <text:p text:style-name="P11">A separate solution is run for each tile.</text:p>
              </text:list-item>
            </text:list>
            <text:list text:style-name="L2">
              <text:list-item>
                <text:p text:style-name="P11">The previous tile's solution is used as the starting point for the next til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Request Sequencing</text:p>
          </draw:text-box>
        </draw:frame>
        <draw:frame presentation:style-name="pr5" draw:text-style-name="P11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Once we have a solution, we want to <text:span text:style-name="T47">apply</text:span> it to the data to generate, e.g., corrected data, or residuals</text:p>
              </text:list-item>
            </text:list>
            <text:list text:style-name="L2">
              <text:list-item>
                <text:p text:style-name="P11">This means we want to execute two branches in strict sequence:</text:p>
              </text:list-item>
            </text:list>
            <text:list text:style-name="L2">
              <text:list-item>
                <text:list>
                  <text:list-item>
                    <text:p text:style-name="P13">first the Solver bran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en the correct/subtract/etc. branch</text:p>
                  </text:list-item>
                </text:list>
              </text:list-item>
            </text:list>
            <text:list text:style-name="L2">
              <text:list-item>
                <text:p text:style-name="P11">A <text:span text:style-name="T6">Meq.ReqSeq</text:span> executes its two children in sequence, then returns the result of one of the childre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Running The Tree...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Set Solver options in TDL Exec menu:</text:p>
              </text:list-item>
            </text:list>
            <text:list text:style-name="L2">
              <text:list-item>
                <text:list>
                  <text:list-item>
                    <text:p text:style-name="P13">Convergence threshold: 0.00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Assume balanced equations: false</text:p>
                  </text:list-item>
                </text:list>
              </text:list-item>
            </text:list>
            <text:list text:style-name="L2">
              <text:list-item>
                <text:p text:style-name="P11">Load up all bookmarks, set output column to CORRECTED_DATA, and run “test forest” with a tile size of 100.</text:p>
              </text:list-item>
            </text:list>
            <text:list text:style-name="L2">
              <text:list-item>
                <text:p text:style-name="P11">Observe plots in bookmarks.</text:p>
              </text:list-item>
            </text:list>
            <text:list text:style-name="L2">
              <text:list-item>
                <text:p text:style-name="P11">We should get <text:span text:style-name="T47">I</text:span> fluxes of ~5.5 and ~1.6, and <text:span text:style-name="T49"></text:span><text:span text:style-name="T50">2 </text:span>of 0.2 - 0.5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4" draw:text-style-name="P1" draw:layer="layout" svg:width="26.5cm" svg:height="3.625cm" svg:x="1cm" svg:y="1.484cm" presentation:class="title" presentation:user-transformed="true">
          <draw:text-box>
            <text:p text:style-name="P1">Step 2: Solving For<text:line-break/>Phases</text:p>
          </draw:text-box>
        </draw:frame>
        <draw:frame presentation:style-name="pr5" draw:text-style-name="P11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Flux solutions have been written out to a table (<text:span text:style-name="T18">3C343.MS/sources.mep</text:span>)</text:p>
              </text:list-item>
            </text:list>
            <text:list text:style-name="L2">
              <text:list-item>
                <text:p text:style-name="P11">The next time we use the I and Q Meq.Parms in a tree, they will be initialized from this table.</text:p>
              </text:list-item>
            </text:list>
            <text:list text:style-name="L2">
              <text:list-item>
                <text:p text:style-name="P11">So now we can try to solve for gain-phases, while keeping fluxes fixed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Exercise 3: Solving For Phases</text:p>
          </draw:text-box>
        </draw:frame>
        <draw:frame draw:style-name="gr4" draw:layer="layout" svg:width="24.443cm" svg:height="15.091cm" svg:x="1.809cm" svg:y="5.52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 presentation:user-transformed="true">
          <draw:text-box>
            <text:p text:style-name="P1">Exercise 3, Continued</text:p>
          </draw:text-box>
        </draw:frame>
        <draw:frame presentation:style-name="pr13" draw:text-style-name="P22" draw:layer="layout" svg:width="23.912cm" svg:height="13.08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21">Set tile size to 1 (i.e. a separate phase solution for every timeslot)</text:span></text:p>
              </text:list-item>
            </text:list>
            <text:list text:style-name="L2">
              <text:list-item>
                <text:p text:style-name="P11"><text:span text:style-name="T21">Adjust some Solver option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21">Convergence threshold: <text:s/>1e-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1">Assume balanced equations: tru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1">Run the tree</text:span></text:p>
              </text:list-item>
            </text:list>
            <text:list text:style-name="L2">
              <text:list-item>
                <text:p text:style-name="P11"><text:span text:style-name="T21">Complete MS would take too long, but you can verify correctness by tracking </text:span><text:span text:style-name="T49"></text:span><text:span text:style-name="T50">2</text:span><text:span text:style-name="T21">, which should get smaller.</text:span></text:p>
              </text:list-item>
            </text:list>
            <text:list text:style-name="L2">
              <text:list-item>
                <text:p text:style-name="P11"><text:span text:style-name="T21">Look also at the residuals.</text:span></text:p>
              </text:list-item>
            </text:list>
            <text:list text:style-name="L2">
              <text:list-item>
                <text:p text:style-name="P11"><text:span text:style-name="T21">If you're ambitious, add an “inspector” for phas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More Meowing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Most solve trees look similar, and involve a lot of housekeeping.</text:p>
              </text:list-item>
            </text:list>
            <text:list text:style-name="L2">
              <text:list-item>
                <text:p text:style-name="P11">...which is usually all the same.</text:p>
              </text:list-item>
            </text:list>
            <text:list text:style-name="L2">
              <text:list-item>
                <text:p text:style-name="P11">Sounds like a job for a framework.</text:p>
              </text:list-item>
            </text:list>
            <text:list text:style-name="L2">
              <text:list-item>
                <text:p text:style-name="P11"><text:span text:style-name="T6">Meow.StdTrees</text:span> implements a standard solver tree (among other things)</text:p>
              </text:list-item>
            </text:list>
            <text:list text:style-name="L2">
              <text:list-item>
                <text:p text:style-name="P11">See <text:span text:style-name="T18">ME3/demo3-meow343.py</text:span> for a complete exampl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 presentation:user-transformed="true">
          <draw:text-box>
            <text:p text:style-name="P1"><text:span text:style-name="T51">DO</text:span> Try This At Home</text:p>
          </draw:text-box>
        </draw:frame>
        <draw:frame presentation:style-name="pr5" draw:text-style-name="P11" draw:layer="layout" svg:width="23.912cm" svg:height="13.171cm" svg:x="2.058cm" svg:y="5.838cm" presentation:class="outline" presentation:user-transformed="true">
          <draw:text-box>
            <text:list text:style-name="L2">
              <text:list-item>
                <text:p text:style-name="P11">We'll try to do a “complete” calibration</text:p>
              </text:list-item>
            </text:list>
            <text:list text:style-name="L2">
              <text:list-item>
                <text:p text:style-name="P11">This is a hefty demo, we don't have enough CPU or RAM for all of you to run it simultaneously </text:p>
              </text:list-item>
            </text:list>
            <text:list text:style-name="L2">
              <text:list-item>
                <text:p text:style-name="P11">I'll run it myself</text:p>
              </text:list-item>
            </text:list>
            <text:list text:style-name="L2">
              <text:list-item>
                <text:p text:style-name="P11">Please load up and study the tree and script, but don't execute anything.</text:p>
              </text:list-item>
            </text:list>
            <text:list text:style-name="L2">
              <text:list-item>
                <text:p text:style-name="P4">You can try running it yourself off-line (as long as you don't do it all together...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Using Meow.StdTrees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We form up a predict tree as before</text:p>
              </text:list-item>
            </text:list>
            <text:list text:style-name="L2">
              <text:list-item>
                <text:p text:style-name="P11">We then create a standard <text:span text:style-name="T6">SolveTree</text:span> based on our predict tree</text:p>
              </text:list-item>
            </text:list>
            <text:list text:style-name="L2">
              <text:list-item>
                <text:p text:style-name="P11">We give it inputs (the spigots), and we get back outputs (the residuals)</text:p>
              </text:list-item>
            </text:list>
            <text:list text:style-name="L2">
              <text:list-item>
                <text:p text:style-name="P11">We correct the residuals</text:p>
              </text:list-item>
            </text:list>
            <text:list text:style-name="L2">
              <text:list-item>
                <text:p text:style-name="P11">...add a few visualizers</text:p>
              </text:list-item>
            </text:list>
            <text:list text:style-name="L2">
              <text:list-item>
                <text:p text:style-name="P11">And feed the residuals to sinks</text:p>
              </text:list-item>
            </text:list>
            <text:list text:style-name="L2">
              <text:list-item>
                <text:p text:style-name="P11">Finally, we define some “solve jobs”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Managing Parameters,<text:line-break/>The Problem</text:p>
          </draw:text-box>
        </draw:frame>
        <draw:frame presentation:style-name="pr5" draw:text-style-name="P11" draw:layer="layout" svg:width="23.912cm" svg:height="13.978cm" svg:x="2.058cm" svg:y="5.838cm" presentation:class="outline" presentation:user-transformed="true">
          <draw:text-box>
            <text:list text:style-name="L2">
              <text:list-item>
                <text:p text:style-name="P11">The problem: we use something like Meow to form up trees</text:p>
              </text:list-item>
            </text:list>
            <text:list text:style-name="L2">
              <text:list-item>
                <text:p text:style-name="P11">These trees will have Meq.Parm nodes in them somewhere, but we don't know what they're called</text:p>
              </text:list-item>
            </text:list>
            <text:list text:style-name="L2">
              <text:list-item>
                <text:list>
                  <text:list-item>
                    <text:p text:style-name="P13">and we shouldn't know – these are implementation details, and they can change</text:p>
                  </text:list-item>
                </text:list>
              </text:list-item>
            </text:list>
            <text:list text:style-name="L2">
              <text:list-item>
                <text:p text:style-name="P11">...yet we must pass a list of parameters to the solver so that we can solve for them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Managing Parameters,<text:line-break/>The Solution</text:p>
          </draw:text-box>
        </draw:frame>
        <draw:frame presentation:style-name="pr5" draw:text-style-name="P11" draw:layer="layout" svg:width="23.912cm" svg:height="13.171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47">node</text:span>.search() searches all subtrees above the designated node, and returns a list of nodes matching some criteria.</text:p>
              </text:list-item>
            </text:list>
            <text:list text:style-name="L2">
              <text:list-item>
                <text:p text:style-name="P11">In this case matching the given <text:span text:style-name="T6">tags</text:span><text:span text:style-name="T52">.</text:span></text:p>
              </text:list-item>
            </text:list>
            <text:list text:style-name="L2">
              <text:list-item>
                <text:p text:style-name="P11"><text:span text:style-name="T52">When Meow creates Meq.Parms, it tags them, following a certain convention</text:span></text:p>
              </text:list-item>
            </text:list>
            <text:list text:style-name="L2">
              <text:list-item>
                <text:p text:style-name="P11"><text:span text:style-name="T52"><text:s/></text:span><text:span text:style-name="T53">predict.search(tags=”flux solvable”)</text:span><text:span text:style-name="T54"> </text:span><text:span text:style-name="T52"><text:line-break/></text:span><text:span text:style-name="T52">then returns all solvables related to flux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Why Tags Are Good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At the top level, we don't need to know any details about which Meq.Parms our tree has</text:p>
              </text:list-item>
            </text:list>
            <text:list text:style-name="L2">
              <text:list-item>
                <text:p text:style-name="P11">...we just need to know the tagging convention</text:p>
              </text:list-item>
            </text:list>
            <text:list text:style-name="L2">
              <text:list-item>
                <text:p text:style-name="P11">We then have a generic mechanism for finding “interesting” sets of nodes</text:p>
              </text:list-item>
            </text:list>
            <text:list text:style-name="L2">
              <text:list-item>
                <text:p text:style-name="P11">Useful for other things, too:</text:p>
              </text:list-item>
            </text:list>
            <text:list text:style-name="L2">
              <text:list-item>
                <text:list>
                  <text:list-item>
                    <text:p text:style-name="P13">e.g. generating bookma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Step 1: Solving For Fluxes (Again) </text:p>
          </draw:text-box>
        </draw:frame>
        <draw:frame presentation:style-name="pr5" draw:text-style-name="P11" draw:layer="layout" svg:width="23.912cm" svg:height="14.488cm" svg:x="2.058cm" svg:y="5.838cm" presentation:class="outline" presentation:user-transformed="true">
          <draw:text-box>
            <text:list text:style-name="L2">
              <text:list-item>
                <text:p text:style-name="P11">Note how the “TDL Exec” menu now has separate sub-menus for different kinds of solutions</text:p>
              </text:list-item>
            </text:list>
            <text:list text:style-name="L2">
              <text:list-item>
                <text:p text:style-name="P11">These are set up by SolveTree.define_solve_job()</text:p>
              </text:list-item>
            </text:list>
            <text:list text:style-name="L2">
              <text:list-item>
                <text:p text:style-name="P11">Each kind of solution can have its own set of solver options, tiling, etc.</text:p>
              </text:list-item>
            </text:list>
            <text:list text:style-name="L2">
              <text:list-item>
                <text:p text:style-name="P11">We now clear out the old solutions, and solve for fluxes anew</text:p>
              </text:list-item>
            </text:list>
            <text:list text:style-name="L2">
              <text:list-item>
                <text:p text:style-name="P11">...over the entire 12 hours (just because we can!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Step 2: Phases</text:p>
          </draw:text-box>
        </draw:frame>
        <draw:frame presentation:style-name="pr5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9">Fluxes are underestimated (5.3, 1.6 Jy) because phases are unaligned</text:span></text:p>
              </text:list-item>
            </text:list>
            <text:list text:style-name="L2">
              <text:list-item>
                <text:p text:style-name="P11"><text:span text:style-name="T9">We now solve for phases, using the current flux solution</text:span></text:p>
              </text:list-item>
            </text:list>
            <text:list text:style-name="L2">
              <text:list-item>
                <text:p text:style-name="P11"><text:span text:style-name="T9">We solve with a tile size of 15, while the phase parameters are subtiled with a size of 1. This makes the solution go faster (and more parallel)</text:span></text:p>
              </text:list-item>
            </text:list>
            <text:list text:style-name="L2">
              <text:list-item>
                <text:p text:style-name="P11"><text:span text:style-name="T9">Observe residuals and G inspectors as we go along</text:span></text:p>
              </text:list-item>
            </text:list>
            <text:list text:style-name="L2">
              <text:list-item>
                <text:p text:style-name="P11"><text:span text:style-name="T9">Observe map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Step 3: Fluxes, redux</text:p>
          </draw:text-box>
        </draw:frame>
        <draw:frame presentation:style-name="pr5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9">We now repeat the flux solution. This time, the tree will pick up the phase solutions obtained in the previous step.</text:span></text:p>
              </text:list-item>
            </text:list>
            <text:list text:style-name="L2">
              <text:list-item>
                <text:p text:style-name="P11"><text:span text:style-name="T9">Note that at no stage is the </text:span><text:span text:style-name="T55">input</text:span><text:span text:style-name="T9"> data corrected. We don't take the phases “out” of the data, we just put them into the predict model.</text:span></text:p>
              </text:list-item>
            </text:list>
            <text:list text:style-name="L2">
              <text:list-item>
                <text:p text:style-name="P11"><text:span text:style-name="T9">This time we get higher flux solutions.</text:span></text:p>
              </text:list-item>
            </text:list>
            <text:list text:style-name="L2">
              <text:list-item>
                <text:p text:style-name="P11"><text:span text:style-name="T9">Observe map, background is showing up, but there's clear artifacts around our two sourc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Step 4: Gains</text:p>
          </draw:text-box>
        </draw:frame>
        <draw:frame presentation:style-name="pr5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9">We can now do a solution for gain-amplitudes, using the current estimates for fluxes and phases.</text:span></text:p>
              </text:list-item>
            </text:list>
            <text:list text:style-name="L2">
              <text:list-item>
                <text:p text:style-name="P11"><text:span text:style-name="T9">Observe G inspector.</text:span></text:p>
              </text:list-item>
            </text:list>
            <text:list text:style-name="L2">
              <text:list-item>
                <text:p text:style-name="P11"><text:span text:style-name="T9">Observe map – the central source is gone, but there's something left at the position of the off-center source.</text:span></text:p>
              </text:list-item>
            </text:list>
            <text:list text:style-name="L2">
              <text:list-item>
                <text:p text:style-name="P11"><text:span text:style-name="T9">Conjecture: the off-center gain varies differently from the on-center gain. Tracking errors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Step 5: Differential Gains</text:p>
          </draw:text-box>
        </draw:frame>
        <draw:frame presentation:style-name="pr14" draw:text-style-name="P15" draw:layer="layout" svg:width="24.942cm" svg:height="9.22cm" svg:x="2cm" svg:y="9.5cm" presentation:class="outline" presentation:user-transformed="true">
          <draw:text-box>
            <text:list text:style-name="L2">
              <text:list-item>
                <text:p text:style-name="P11">Refer to <text:span text:style-name="T18">ME3/demo4-meeeow343.py</text:span></text:p>
              </text:list-item>
            </text:list>
            <text:list text:style-name="L2">
              <text:list-item>
                <text:p text:style-name="P11"><text:span text:style-name="T19">We have added an E-Jones term for off-center (differential) gain</text:span></text:p>
              </text:list-item>
            </text:list>
            <text:list text:style-name="L2">
              <text:list-item>
                <text:p text:style-name="P11"><text:span text:style-name="T19">We now solve for G and E amplitudes simultaneously</text:span></text:p>
              </text:list-item>
            </text:list>
            <text:list text:style-name="L2">
              <text:list-item>
                <text:p text:style-name="P11"><text:span text:style-name="T19">Observe the E inspector</text:span></text:p>
              </text:list-item>
            </text:list>
            <text:list text:style-name="L2">
              <text:list-item>
                <text:p text:style-name="P11"><text:span text:style-name="T19">Observe map – 3C343 is almost gone!</text:span></text:p>
              </text:list-item>
            </text:list>
          </draw:text-box>
        </draw:frame>
        <draw:frame draw:style-name="gr4" draw:layer="layout" svg:width="17.756cm" svg:height="4.607cm" svg:x="5cm" svg:y="5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9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Goodbye 3C343...</text:p>
          </draw:text-box>
        </draw:frame>
        <draw:frame presentation:style-name="pr14" draw:text-style-name="P15" draw:layer="layout" svg:width="24.942cm" svg:height="13.171cm" svg:x="2.058cm" svg:y="6cm" presentation:class="outline" presentation:user-transformed="true">
          <draw:text-box>
            <text:list text:style-name="L2">
              <text:list-item>
                <text:p text:style-name="P11">By rerunning our flux and G phase solutions, we can completely eliminate both sources</text:p>
              </text:list-item>
            </text:list>
            <text:list text:style-name="L2">
              <text:list-item>
                <text:p text:style-name="P11"><text:span text:style-name="T19">If we want to really get to the noise, we should add the faint background sources to our model</text:span></text:p>
              </text:list-item>
            </text:list>
            <text:list text:style-name="L2">
              <text:list-item>
                <text:p text:style-name="P11"><text:span text:style-name="T19">This is essentially the “major cycle”</text:span></text:p>
              </text:list-item>
            </text:list>
            <text:list text:style-name="L2">
              <text:list-item>
                <text:p text:style-name="P11"><text:span text:style-name="T19">Sarod has a script for CLEANing an image, and converting the clean components into a mode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0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Slightly More <text:line-break/>Exotic Calibration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In principle anything in the tree can be a solvable parameter</text:p>
              </text:list-item>
            </text:list>
            <text:list text:style-name="L2">
              <text:list-item>
                <text:p text:style-name="P11">...and can be attempted to be solved for (given enough data)</text:p>
              </text:list-item>
            </text:list>
            <text:list text:style-name="L2">
              <text:list-item>
                <text:p text:style-name="P11">Instead of calibrating individual Jones matrix elements, we can make them functions of something else, and calibrate that “something else”</text:p>
              </text:list-item>
            </text:list>
            <text:list text:style-name="L2">
              <text:list-item>
                <text:p text:style-name="P11">E.g., a Minimum Ionospheric Model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1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2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 presentation:user-transformed="true">
          <draw:text-box>
            <text:p text:style-name="P1">Calibrating The Ionosphere</text:p>
          </draw:text-box>
        </draw:frame>
        <draw:frame presentation:style-name="pr15" draw:text-style-name="P11" draw:layer="layout" svg:width="24.942cm" svg:height="13.001cm" svg:x="2cm" svg:y="5.682cm" presentation:class="outline" presentation:user-transformed="true">
          <draw:text-box>
            <text:list text:style-name="L2">
              <text:list-item>
                <text:p text:style-name="P11">Let's try to calibrate for the simulated ionosphere we produced before</text:p>
              </text:list-item>
            </text:list>
            <text:list text:style-name="L2">
              <text:list-item>
                <text:p text:style-name="P11">We'll pretend we know the source fluxes and positions </text:p>
              </text:list-item>
            </text:list>
            <text:list text:style-name="L2">
              <text:list-item>
                <text:list>
                  <text:list-item>
                    <text:p text:style-name="P13">this what the LOFAR GSM is for...</text:p>
                  </text:list-item>
                </text:list>
              </text:list-item>
            </text:list>
            <text:list text:style-name="L2">
              <text:list-item>
                <text:p text:style-name="P11">We'll pretend we know nothing about the ionosphere, and model it by a flat blanket, with a polynomial TEC distribution</text:p>
              </text:list-item>
            </text:list>
            <text:list text:style-name="L2">
              <text:list-item>
                <text:p text:style-name="P11">We'll then solve for the coefficien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2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3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The Gory Details...</text:p>
          </draw:text-box>
        </draw:frame>
        <draw:frame draw:style-name="gr4" draw:layer="layout" svg:width="26.085cm" svg:height="12.236cm" svg:x="1.415cm" svg:y="6.2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4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First, Simulate...</text:p>
          </draw:text-box>
        </draw:frame>
        <draw:frame presentation:style-name="pr16" draw:text-style-name="P11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11">We'll use a different MS:</text:p>
              </text:list-item>
            </text:list>
            <text:list text:style-name="L2">
              <text:list-item>
                <text:list>
                  <text:list-item>
                    <text:p text:style-name="P13">100-103.1 MHz, 10 kHz chann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ore LOFAResque, and easier to fit phase when it doesn't wrap channel to channel!</text:p>
                  </text:list-item>
                </text:list>
              </text:list-item>
            </text:list>
            <text:list text:style-name="L2">
              <text:list-item>
                <text:p text:style-name="P4">We'll simulate TIDs in <text:span text:style-name="T47">x</text:span> and <text:span text:style-name="T47">y</text:span></text:p>
              </text:list-item>
            </text:list>
            <text:list text:style-name="L2">
              <text:list-item>
                <text:p text:style-name="P11">Starting with zero amplitude at t=0, and gradually increasing</text:p>
              </text:list-item>
            </text:list>
            <text:list text:style-name="L2">
              <text:list-item>
                <text:list>
                  <text:list-item>
                    <text:p text:style-name="P13">This is because we need “phase lock”, which least-squares (usually) struggles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4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5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Running The Simulation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You can just copy a pre-fabbed MS from here: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56">cp -a (/net/birch)/data/oms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56">Workshop2007/demo-lofar.MS 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57">(</text:span><text:span text:style-name="T56">/apps/Timba/data</text:span><text:span text:style-name="T57"> on jop0x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1">I'll demo the simulation step to show what ionosphere we're putting i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6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Running The Solution</text:p>
          </draw:text-box>
        </draw:frame>
        <draw:frame presentation:style-name="pr5" draw:text-style-name="P11" draw:layer="layout" svg:width="23.912cm" svg:height="13.468cm" svg:x="2.058cm" svg:y="5.838cm" presentation:class="outline" presentation:user-transformed="true">
          <draw:text-box>
            <text:list text:style-name="L2">
              <text:list-item>
                <text:p text:style-name="P11">Load up <text:span text:style-name="T58">ME3/demo5-iono-cal.py</text:span><text:span text:style-name="T58"><text:line-break/></text:span><text:span text:style-name="T59">(use “Load TDL script” or Ctrl+L)</text:span></text:p>
              </text:list-item>
            </text:list>
            <text:list text:style-name="L2">
              <text:list-item>
                <text:p text:style-name="P11">Set the following options:</text:p>
              </text:list-item>
            </text:list>
            <text:list text:style-name="L2">
              <text:list-item>
                <text:list>
                  <text:list-item>
                    <text:p text:style-name="P13">Grid size: 1, step: 5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Ionospheric model: mim_po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Subtract sources in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Polc degree in X/Y: 2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Polc degree in time: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Base TEC value: 10</text:p>
                  </text:list-item>
                </text:list>
              </text:list-item>
            </text:list>
            <text:list text:style-name="L2">
              <text:list-item>
                <text:p text:style-name="P4">Compile and run with a tile size of 2, watch the bookmark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6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7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Comments On The Tree</text:p>
          </draw:text-box>
        </draw:frame>
        <draw:frame presentation:style-name="pr5" draw:text-style-name="P11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Note how the script is extremely similar to the 3C343 script</text:p>
              </text:list-item>
            </text:list>
            <text:list text:style-name="L2">
              <text:list-item>
                <text:list>
                  <text:list-item>
                    <text:p text:style-name="P13">just a different Jones te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at's the power of frameworks</text:p>
                  </text:list-item>
                </text:list>
              </text:list-item>
            </text:list>
            <text:list text:style-name="L2">
              <text:list-item>
                <text:p text:style-name="P11">Details of the MIM are hidden inside mims.py, we could in principle add other models there</text:p>
              </text:list-item>
            </text:list>
            <text:list text:style-name="L2">
              <text:list-item>
                <text:p text:style-name="P11">MIM parameters are found through node.search(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7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8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Ionospheres Are Hard...</text:p>
          </draw:text-box>
        </draw:frame>
        <draw:frame presentation:style-name="pr5" draw:text-style-name="P11" draw:layer="layout" svg:width="23.912cm" svg:height="13.128cm" svg:x="2.058cm" svg:y="5.838cm" presentation:class="outline" presentation:user-transformed="true">
          <draw:text-box>
            <text:list text:style-name="L2">
              <text:list-item>
                <text:p text:style-name="P11">This is obviously a hard problem for a least-squares solver</text:p>
              </text:list-item>
            </text:list>
            <text:list text:style-name="L2">
              <text:list-item>
                <text:list>
                  <text:list-item>
                    <text:p text:style-name="P13">and our model is not the b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although it fits better if we bump up the polynomial or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ough not always...</text:p>
                  </text:list-item>
                </text:list>
              </text:list-item>
            </text:list>
            <text:list text:style-name="L2">
              <text:list-item>
                <text:p text:style-name="P11">Other approaches needed...</text:p>
              </text:list-item>
            </text:list>
            <text:list text:style-name="L2">
              <text:list-item>
                <text:list>
                  <text:list-item>
                    <text:p text:style-name="P13">orthogonal polynomi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non-parametric models, subspace decomposi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Solvers based on Kalman-type fil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8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43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oms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4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1-24T01:58:34</dc:date>
    <meta:print-date>2006-10-16T20:42:10</meta:print-date>
    <dc:language>en-US</dc:language>
    <meta:editing-cycles>96</meta:editing-cycles>
    <meta:editing-duration>P13DT20H10M45S</meta:editing-duration>
    <meta:user-defined meta:name="Info 1"/>
    <meta:user-defined meta:name="Info 2"/>
    <meta:user-defined meta:name="Info 3"/>
    <meta:user-defined meta:name="Info 4"/>
    <meta:document-statistic meta:object-count="2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i>v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i>b</math:mi>
                  <math:mo math:stretchy="false">)</math:mo>
                </math:mrow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i>M</math:mi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coherencies: </math:mtext>
                <math:mi>x</math:mi>
                <math:mrow>
                  <math:mrow>
                    <math:mo math:stretchy="false">(</math:mo>
                    <math:mrow>
                      <math:mi>u</math:mi>
                      <math:mi>,</math:mi>
                      <math:mi>v</math:mi>
                    </math:mrow>
                    <math:mo math:stretchy="false">)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M</math:mi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i>x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ub>
                  <math:mi>x</math:mi>
                  <math:mi math:fontstyle="italic">pq</math:mi>
                </math:msub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i>g</math:mi>
                  <math:mi>p</math:mi>
                </math:msub>
                <math:mtext>s by fitting </math:mtext>
                <math:mi>x</math:mi>
                <math:msub>
                  <math:mi>'</math:mi>
                  <math:mi math:fontstyle="italic">pq</math:mi>
                </math:msub>
                <math:mtext> to observed </math:mtext>
                <math:msub>
                  <math:mi>v</math:mi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i>g</math:mi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i>v</math:mi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i>g</math:mi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*</math:mo>
                </math:msup>
              </math:mrow>
            </math:mrow>
          </math:mstyle>
        </math:mrow>
      </math:mtr>
      <math:mtr/>
      <math:mtr>
        <math:mrow>
          <math:mstyle math:fontsize="24pt">
            <math:mrow>
              <math:mtext>The "corrected" visibilities are then in an F.T. relationship </math:mtext>
            </math:mrow>
          </math:mstyle>
        </math:mrow>
      </math:mtr>
      <math:mtr>
        <math:mrow>
          <math:mstyle math:fontsize="24pt">
            <math:mrow>
              <math:mrow>
                <math:mtext>with the true sky </math:mtext>
                <math:mi>b</math:mi>
                <math:mi>:</math:mi>
                <math:mi/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b</math:mi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v_{pq} = g_p size 36 %fcall(b) g^%star_q } newline  newline
alignl size 24 {"1. Start with a model for the sky brightness, " M(%l,%m)} newline
alignl size 24 {"2. F.T. that into model coherencies: " x(u,v) = size 36 %fcall(M) } newline
alignl size 24 {"3. Predict 'corrupted' model: " x'_pq = g_p x_{pq}g^%star_q } newline
alignl size 24 {"4. Find " g_p "s by fitting " x'_{pq} " to observed " v_{pq} } newline
alignl size 24 {"5. Compute corrected visibilities: " v'_{pq} = g^{-1}_p v_{pq}(g^{-1}_q)^%star } newline newline
alignl size 24 {"The \"corrected\" visibilities are then in an F.T. relationship " } newline
alignl size 24 {"with the true sky " b: ~~~ v'_pq = size 36 %fcall(b) } newline




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 math:fontstyle="italic">p1</math:mi>
            </math:msub>
          </math:mrow>
          <math:msub>
            <math:mstyle math:fontweight="bold">
              <math:mrow>
                <math:mi>B</math:mi>
              </math:mrow>
            </math:mstyle>
            <math:mn>1</math:mn>
          </math:msub>
          <math:mrow>
            <math:msubsup>
              <math:mstyle math:fontweight="bold">
                <math:mrow>
                  <math:mi>K</math:mi>
                </math:mrow>
              </math:mstyle>
              <math:mi math:fontstyle="italic">q1</math:mi>
              <math:mo math:stretchy="false">†</math:mo>
            </math:msubsup>
            <math:mo math:stretchy="false">+</math:mo>
            <math:msub>
              <math:mstyle math:fontweight="bold">
                <math:mrow>
                  <math:mi>K</math:mi>
                </math:mrow>
              </math:mstyle>
              <math:mi math:fontstyle="italic">p2</math:mi>
            </math:msub>
          </math:mrow>
          <math:msub>
            <math:mstyle math:fontweight="bold">
              <math:mrow>
                <math:mi>B</math:mi>
              </math:mrow>
            </math:mstyle>
            <math:mn>2</math:mn>
          </math:msub>
          <math:msubsup>
            <math:mstyle math:fontweight="bold">
              <math:mrow>
                <math:mi>K</math:mi>
              </math:mrow>
            </math:mstyle>
            <math:mi math:fontstyle="italic">q2</math:mi>
            <math:mo math:stretchy="false">†</math:mo>
          </math:msubsup>
          <math:mi>;</math:mi>
          <math:mi/>
          <math:mrow>
            <math:msub>
              <math:mstyle math:fontweight="bold">
                <math:mrow>
                  <math:mi>B</math:mi>
                </math:mrow>
              </math:mstyle>
              <math:mi>s</math:mi>
            </math:msub>
            <math:mo math:stretchy="false">=</math:mo>
            <math:mfenced math:open="" math:close="">
              <math:mtable>
                <math:mtr>
                  <math:mtd>
                    <math:mrow>
                      <math:msub>
                        <math:mi>I</math:mi>
                        <math:mi>s</math:mi>
                      </math:msub>
                      <math:mo math:stretchy="false">+</math:mo>
                      <math:msub>
                        <math:mi>Q</math:mi>
                        <math:mi>s</math:mi>
                      </math:msub>
                    </math:mrow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row>
                      <math:msub>
                        <math:mi>I</math:mi>
                        <math:mi>s</math:mi>
                      </math:msub>
                      <math:mo math:stretchy="false">−</math:mo>
                      <math:msub>
                        <math:mi>Q</math:mi>
                        <math:mi>s</math:mi>
                      </math:msub>
                    </math:mrow>
                  </math:mtd>
                </math:mtr>
              </math:mtable>
            </math:mfenced>
          </math:mrow>
        </math:mrow>
      </math:mrow>
    </math:mstyle>
    <math:annotation math:encoding="StarMath 5.0">size 24 { {bold V}_pq = {bold K}_p1{bold B}_1{bold K}^%dagger_q1 + {bold K}_p2{bold B}_2{bold K}^%dagger_q2; ~~
{bold B}_s = left ( matrix{I_s+Q_s # 0 ## 0 # I_s-Q_s } right )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Start with the previous demo, and add some solvable phase terms.</math:mtext>
            </math:mrow>
          </math:mstyle>
        </math:mrow>
      </math:mtr>
      <math:mtr>
        <math:mrow>
          <math:mstyle math:fontsize="20pt">
            <math:mrow>
              <math:mtext>The following m.e. should be implemented: 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 math:fontstyle="italic">p2</math:mi>
                    </math:msub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G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sup>
                        <math:mi>e</math:mi>
                        <math:mrow>
                          <math:mi>i</math:mi>
                          <math:msub>
                            <math:mo math:stretchy="false">φ</math:mo>
                            <math:mi math:fontstyle="italic">px</math:mi>
                          </math:msub>
                        </math:mrow>
                      </math:msup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sup>
                        <math:mi>e</math:mi>
                        <math:mrow>
                          <math:mi>i</math:mi>
                          <math:msub>
                            <math:mo math:stretchy="false">φ</math:mo>
                            <math:mi math:fontstyle="italic">py</math:mi>
                          </math:msub>
                        </math:mrow>
                      </math:msup>
                    </math:mtd>
                  </math:mtr>
                </math:mtable>
              </math:mfenced>
            </math:mrow>
          </math:mrow>
        </math:mstyle>
      </math:mtr>
      <math:mtr>
        <math:mrow>
          <math:mstyle math:fontsize="20pt">
            <math:mrow>
              <math:mrow>
                <math:msub>
                  <math:mo math:stretchy="false">φ</math:mo>
                  <math:mi math:fontstyle="italic">px</math:mi>
                </math:msub>
                <math:mi>,</math:mi>
                <math:msub>
                  <math:mo math:stretchy="false">φ</math:mo>
                  <math:mi math:fontstyle="italic">py</math:mi>
                </math:msub>
                <math:mtext> are solvable Meq.Parms of 0-order (i.e. non-polc),</math:mtext>
              </math:mrow>
            </math:mrow>
          </math:mstyle>
        </math:mrow>
      </math:mtr>
      <math:mtr>
        <math:mstyle math:fontsize="20pt">
          <math:mrow>
            <math:mtext>(use 0 for a starting value)</math:mtext>
          </math:mrow>
        </math:mstyle>
      </math:mtr>
      <math:mtr>
        <math:mrow>
          <math:mstyle math:fontsize="20pt">
            <math:mrow>
              <math:mtext>The following correction should be implemented: 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corr)</math:mtext>
                </math:msubsup>
                <math:mo math:stretchy="false">=</math:mo>
                <math:msubsup>
                  <math:mstyle math:fontweight="bold">
                    <math:mrow>
                      <math:mi>G</math:mi>
                    </math:mrow>
                  </math:mstyle>
                  <math:mi>p</math:mi>
                  <math:mrow>
                    <math:mo math:stretchy="false">−</math:mo>
                    <math:mn>1</math:mn>
                  </math:mrow>
                </math:msubsup>
              </math:mrow>
              <math:mrow>
                <math:mo math:stretchy="false">(</math:mo>
                <math:mrow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obs)</math:mtext>
                  </math:msubsup>
                  <math:mo math:stretchy="false">−</math:mo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predict)</math:mtext>
                  </math:msubsup>
                </math:mrow>
                <math:mo math:stretchy="false">)</math:mo>
              </math:mrow>
              <math:msup>
                <math:mrow>
                  <math:mo math:stretchy="false">(</math:mo>
                  <math:msubsup>
                    <math:mstyle math:fontweight="bold">
                      <math:mrow>
                        <math:mi>G</math:mi>
                      </math:mrow>
                    </math:mstyle>
                    <math:mi>q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</math:mrow>
          </math:mrow>
        </math:mstyle>
      </math:mtr>
    </math:mtable>
    <math:annotation math:encoding="StarMath 5.0">alignl size 20 {"Start with the previous demo, and add some solvable phase terms." } newline
alignl size 20 {"The following m.e. should be implemented: "} newline
size 24 { {bold V}^{"(predict)"}_pq = {bold G}_p ( {bold K}_p1{bold B}_1{bold K}^%dagger_q1 + {bold K}_p2{bold B}_2{bold K}^%dagger_q2 ) {bold G}^%dagger_q } newline
size 24 { {bold G}_p = left ( matrix{ e^{i%phi_px} # 0 ## 0 # e^{i%phi_py} } right ) } newline
alignl size 20 { %phi_px,%phi_py " are solvable Meq.Parms of 0-order (i.e. non-polc)," } newline
size 20 { "(use 0 for a starting value)" } newline
alignl size 20 {"The following correction should be implemented: "} newline
size 24 { {bold V}^{"(corr)"}_pq = {bold G}^{-1}_p ({bold V}^{"(obs)"}_pq - {bold V}^{"(predict)"}_pq) ({bold G}^{-1}_q)^%dagger }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Let's implement this m.e.: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2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</math:mtable>
    <math:annotation math:encoding="StarMath 5.0">alignl size 20 {"Let's implement this m.e.:" } newline
size 24 { {bold V}^{"(predict)"}_pq = {bold G}_p ( {bold K}_p1{bold B}_1{bold K}^%dagger_q1 + {bold E}_p{bold K}_p2{bold B}_2{bold K}^%dagger_q2{bold E}^%dagger_q ) {bold G}^%dagger_q } newline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is is the m.e. we end up with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 math:fontstyle="italic">p1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1</math:mn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 math:fontstyle="italic">q1</math:mi>
                  <math:mo math:stretchy="false">†</math:mo>
                </math:msubsup>
                <math:mo math:stretchy="false">+</math:mo>
                <math:msub>
                  <math:mstyle math:fontweight="bold">
                    <math:mrow>
                      <math:mi>K</math:mi>
                    </math:mrow>
                  </math:mstyle>
                  <math:mi math:fontstyle="italic">p2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2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2</math:mi>
                <math:mo math:stretchy="false">†</math:mo>
              </math:msubsup>
              <math:mi>;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+</math:mo>
                          <math:msub>
                            <math:mi>Q</math:mi>
                            <math:mi>s</math:mi>
                          </math:msub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−</math:mo>
                          <math:msub>
                            <math:mi>Q</math:mi>
                            <math:mi>s</math:mi>
                          </math:msub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sub>
                <math:mi>I</math:mi>
                <math:mi>s</math:mi>
              </math:msub>
              <math:mi>,</math:mi>
              <math:mrow>
                <math:msub>
                  <math:mi>Q</math:mi>
                  <math:mi>s</math:mi>
                </math:msub>
                <math:mo math:stretchy="false">=</math:mo>
                <math:mrow>
                  <math:munder>
                    <math:mo math:stretchy="false">∑</math:mo>
                    <math:mi>k</math:mi>
                  </math:munder>
                  <math:msub>
                    <math:mi>c</math:mi>
                    <math:mi>k</math:mi>
                  </math:msub>
                </math:mrow>
              </math:mrow>
              <math:msup>
                <math:mo math:stretchy="false">ν</math:mo>
                <math:mi>k</math:mi>
              </math:msup>
            </math:mrow>
          </math:mrow>
        </math:mstyle>
      </math:mtr>
    </math:mtable>
    <math:annotation math:encoding="StarMath 5.0">size 24 {"This is the m.e. we end up with:" } newline
size 24 { {bold V}_pq = {bold K}_p1{bold B}_1{bold K}^%dagger_q1 + {bold K}_p2{bold B}_2{bold K}^%dagger_q2; ~~~ {bold B}_s = left ( matrix{I_s+Q_s # 0 ## 0 # I_s-Q_s } right ) } newline
size 24 { I_s,Q_s = sum csub k c_k %nu^k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onospheric phase delay is   </math:mtext>
                <math:mrow>
                  <math:mrow>
                    <math:mstyle math:fontweight="bold">
                      <math:mrow>
                        <math:mi>Z</math:mi>
                      </math:mrow>
                    </math:mstyle>
                    <math:mrow>
                      <math:mo math:stretchy="false">(</math:mo>
                      <math:mi>T</math:mi>
                      <math:mo math:stretchy="false">)</math:mo>
                    </math:mrow>
                  </math:mrow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i math:fontstyle="italic">i50</math:mi>
                      </math:mrow>
                      <math:mo math:stretchy="false">π</math:mo>
                      <math:mi>T</math:mi>
                      <math:mfrac>
                        <math:mi>c</math:mi>
                        <math:mo math:stretchy="false">ν</math:mo>
                      </math:mfrac>
                    </math:mrow>
                  </math:msup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For TEC, we'll use   </math:mtext>
                <math:mi>T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under>
                      <math:mo math:stretchy="false">∑</math:mo>
                      <math:mrow>
                        <math:mi>k</math:mi>
                        <math:mi>,</math:mi>
                        <math:mi>l</math:mi>
                      </math:mrow>
                    </math:munder>
                    <math:msup>
                      <math:mi>x</math:mi>
                      <math:mi>k</math:mi>
                    </math:msup>
                  </math:mrow>
                </math:mrow>
                <math:msup>
                  <math:mi>y</math:mi>
                  <math:mi>l</math:mi>
                </math:msup>
              </math:mrow>
            </math:mrow>
          </math:mstyle>
        </math:mrow>
      </math:mtr>
      <math:mtr>
        <math:mrow>
          <math:mstyle math:fontsize="24pt">
            <math:mrow>
              <math:mtext>and implement the following m.e.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</math:mrow>
              </math:mrow>
              <math:msubsup>
                <math:mstyle math:fontweight="bold">
                  <math:mrow>
                    <math:mi>V</math:mi>
                  </math:mrow>
                </math:mstyle>
                <math:mi math:fontstyle="italic">pq</math:mi>
                <math:mrow>
                  <math:mo math:stretchy="false">(</math:mo>
                  <math:mi>s</math:mi>
                  <math:mo math:stretchy="false">)</math:mo>
                </math:mrow>
              </math:msubsup>
              <math:msubsup>
                <math:mstyle math:fontweight="bold">
                  <math:mrow>
                    <math:mi>Z</math:mi>
                  </math:mrow>
                </math:mstyle>
                <math:mi math:fontstyle="italic">qs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where the source visibility </math:mtext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text> comes from the Meow model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  <math:mo math:stretchy="false">=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i>T</math:mi>
                    <math:mrow>
                      <math:mo math:stretchy="false">(</math:mo>
                      <math:mrow>
                        <math:msub>
                          <math:mi>x</math:mi>
                          <math:mi math:fontstyle="italic">ps</math:mi>
                        </math:msub>
                        <math:mi>,</math:mi>
                        <math:msub>
                          <math:mi>y</math:mi>
                          <math:mi math:fontstyle="italic">ps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i>x</math:mi>
                  <math:mi math:fontstyle="italic">ps</math:mi>
                </math:msub>
                <math:mi>,</math:mi>
                <math:msub>
                  <math:mi>y</math:mi>
                  <math:mi math:fontstyle="italic">ps</math:mi>
                </math:msub>
                <math:mtext> being the piercing point from station </math:mtext>
                <math:mi>p</math:mi>
                <math:mtext> to source </math:mtext>
                <math:mi math:fontstyle="italic">s.</math:mi>
              </math:mrow>
            </math:mrow>
          </math:mstyle>
        </math:mrow>
      </math:mtr>
    </math:mtable>
    <math:annotation math:encoding="StarMath 5.0">alignl size 24 {"Ionospheric phase delay is   " {bold Z(T)} = e^{-i50%pi T c over %nu  } } newline
alignl size 24 {"For TEC, we'll use   " T(x,y) = sum csub {k,l} x^k y^l } newline
alignl size 24 {"and implement the following m.e.:"} newline
size 24 {{bold V}_pq = sum csub s {bold Z}_{ps} {bold V}^{(s)}_{pq} {bold Z}^%dagger_{qs}} newline
alignl size 24 {"where the source visibility " {bold V}^{(s)}_pq " comes from the Meow model," } newline
alignl size 24 {"and " {bold Z}_ps = {bold Z}(T(x_ps,y_ps)), } newline
alignl size 24 {x_ps,y_ps " being the piercing point from station " p " to source " s.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style math:fontweight="bold">
                  <math:mrow>
                    <math:mi>M</math:mi>
                  </math:mrow>
                </math:mstyle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visibilities: </math:mtext>
                <math:mrow>
                  <math:mstyle math:fontweight="bold">
                    <math:mrow>
                      <math:mi>X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M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style math:fontweight="bold">
                  <math:mrow>
                    <math:mi>X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s by fitting </math:mtext>
                <math:mstyle math:fontweight="bold">
                  <math:mrow>
                    <math:mi>X</math:mi>
                  </math:mrow>
                </math:mstyle>
                <math:msub>
                  <math:mi>'</math:mi>
                  <math:mi math:fontstyle="italic">pq</math:mi>
                </math:msub>
                <math:mtext> to observed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style math:fontweight="bold">
                      <math:mrow>
                        <math:mi>G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 (note that </math:mtext>
                <math:mrow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o math:stretchy="false">†</math:mo>
                      </math:msup>
                      <math:mo math:stretchy="false">)</math:mo>
                    </math:mrow>
                    <math:mrow>
                      <math:mo math:stretchy="false">−</math:mo>
                      <math:mn>1</math:mn>
                    </math:mrow>
                  </math:msup>
                  <math:mo math:stretchy="false">=</math:mo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row>
                          <math:mo math:stretchy="false">−</math:mo>
                          <math:mn>1</math:mn>
                        </math:mrow>
                      </math:msup>
                      <math:mo math:stretchy="false">)</math:mo>
                    </math:mrow>
                    <math:mo math:stretchy="false">†</math:mo>
                  </math:msup>
                </math:mrow>
                <math:mtext>)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We then again have 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{bold V}_{pq} = {bold G}_p size 36 %fcall(bold B) {bold G}^%dagger_q } newline  newline
alignl size 24 {"1. Start with a model for the sky brightness, " {bold M}(%l,%m)} newline
alignl size 24 {"2. F.T. that into model visibilities: " bold X = size 36 %fcall(bold M) } newline
alignl size 24 {"3. Predict 'corrupted' model: " {bold X}'_pq = {bold G}_p {bold X}_{pq}{bold G}^%dagger_q } newline
alignl size 24 {"4. Find " {bold G}_p "s by fitting " {bold X}'_{pq} " to observed " {bold V}_{pq} } newline
alignl size 24 {"5. Compute corrected visibilities: " {bold V}'_{pq} = {bold G}^{-1}_p {bold V}_{pq}({bold G}^{-1}_q)^%dagger } newline 
alignr size 24 { "    (note that " ({bold G}^%dagger)^{-1} = ({bold G}^{-1})^%dagger ")" } newline newline
alignl size 24 {"We then again have  " {bold V}'_pq = size 36 %fcall(bold B) } newline
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Given an m.e. of the form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n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text>the corrections need to be applied in reverse order: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V</math:mi>
                </math:mrow>
              </math:mstyle>
              <math:mrow>
                <math:msub>
                  <math:mi>'</math:mi>
                  <math:mi math:fontstyle="italic">pq</math:mi>
                </math:msub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−</math:mo>
                  <math:mn>1</math:mn>
                </math:mrow>
              </math:msubsup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sup>
                <math:mrow>
                  <math:mo math:stretchy="false">(</math:mo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n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  <math:mrow>
                        <math:mo math:stretchy="false">−</math:mo>
                        <math:mn>1</math:mn>
                      </math:mrow>
                    </math:msubsup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</math:msub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n</math:mi>
                      <math:mo math:stretchy="false">†</math:mo>
                    </math:msubsup>
                    <math:msup>
                      <math:mrow>
                        <math:mo math:stretchy="false">(</math:mo>
                        <math:msubsup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qn</math:mi>
                          <math:mrow>
                            <math:mo math:stretchy="false">−</math:mo>
                            <math:mn>1</math:mn>
                          </math:mrow>
                        </math:msubsup>
                        <math:mo math:stretchy="false">)</math:mo>
                      </math:mrow>
                      <math:mo math:stretchy="false">†</math:mo>
                    </math:msup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row>
                  <math:mtext/>
                  <math:mo math:stretchy="false">=</math:mo>
                  <math:msub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</math:msub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tyle math:fontweight="bold">
                  <math:mrow>
                    <math:mi>B</math:mi>
                  </math:mrow>
                </math:mstyle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text>...and all matrix (non-)commutation rules apply.</math:mtext>
            </math:mrow>
          </math:mstyle>
        </math:mrow>
      </math:mtr>
    </math:mtable>
    <math:annotation math:encoding="StarMath 5.0">alignl size 24 { "Given an m.e. of the form:" } newline
size 24 { {bold V}_pq =  {bold J}_pn ... {bold J}_p1 {bold X}_pq {bold J}^{%dagger}_q1 ... {bold J}^{%dagger}_qn } newline
alignl size 24 { "the corrections need to be applied in reverse order:" } newline
size 24 { {bold V}'_pq = {bold J}^{-1}_p1 ... {bold J}^{-1}_pn {bold V}_pq ({bold J}^{-1}_qn)^%dagger ... ({bold J}^{-1}_{q1})^%dagger = "" } newline
size 24 { "" = {bold J}^{-1}_p1 ... {{bold J}^{-1}_pn {bold J}_pn} underbrace {""=1} ... {bold J}_p1 {bold X}_pq {bold J}^{%dagger}_q1 ... {{bold J}^{%dagger}_qn ({bold J}^{-1}_qn)^%dagger}underbrace{""=1} ... ({bold J}^{-1}_{q1})^%dagger = "" } newline
size 24 { "" = {bold X}_pq = size 36 %fcall(bold B) } newline newline
alignl size 24 {"...and all matrix (non-)commutation rules apply.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now have some image-plane effect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(</math:mo>
            <math:mrow>
              <math:msub>
                <math:mo math:stretchy="false">N</math:mo>
                <math:mi>p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o math:stretchy="false">N</math:mo>
                <math:mi>q</math:mi>
                <math:mo math:stretchy="false">†</math:mo>
              </math:msubsup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(</math:mo>
            <math:mstyle math:fontweight="bold">
              <math:mrow>
                <math:mi>B</math:mi>
              </math:mrow>
            </math:mstyle>
            <math:mo math:stretchy="false">)</math:mo>
          </math:mrow>
          <math:mi/>
          <math:mi>?</math:mi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text>) ???</math:mtext>
            </math:mrow>
          </math:mrow>
        </math:mstyle>
      </math:mtr>
    </math:mtable>
    <math:annotation math:encoding="StarMath 5.0">alignl size 24 { "Say we now have some image-plane effects:" } newline
{bold V}_pq={bold G}_p size 48 %fcall(%N_p {bold E}_p{bold B}{bold E}^{%dagger}_q %N^%dagger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? newline newline
size 24 { "  (or at the very least " {bold V'}_pq=size 36 %fcall(%N_p {bold B} %N^%dagger_q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From this we can estimate: </math:mtext>
          </math:mrow>
        </math:mstyle>
      </math:mtr>
      <math:mtr>
        <math:mstyle math:fontsize="24pt">
          <math:mrow>
            <math:mrow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a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a</math:mi>
                            <math:mo math:stretchy="false">+</math:mo>
                            <math:mo math:stretchy="false">δ</math:mo>
                          </math:mrow>
                          <math:mi>a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a</math:mi>
                      <math:mo math:stretchy="false">)</math:mo>
                    </math:mrow>
                  </math:mrow>
                  <math:mrow>
                    <math:mo math:stretchy="false">δ</math:mo>
                    <math:mi>a</math:mi>
                  </math:mrow>
                </math:mfrac>
              </math:mrow>
              <math:mi>,</math:mi>
              <math:mi/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b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b</math:mi>
                            <math:mo math:stretchy="false">+</math:mo>
                            <math:mo math:stretchy="false">δ</math:mo>
                          </math:mrow>
                          <math:mi>b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b</math:mi>
                      <math:mo math:stretchy="false">)</math:mo>
                    </math:mrow>
                  </math:mrow>
                  <math:mrow>
                    <math:mo math:stretchy="false">δ</math:mo>
                    <math:mi>b</math:mi>
                  </math:mrow>
                </math:mfrac>
              </math:mrow>
            </math:mrow>
          </math:mrow>
        </math:mstyle>
      </math:mtr>
      <math:mtr>
        <math:mstyle math:fontsize="24pt">
          <math:mrow>
            <math:mrow>
              <math:mtext>And then try to minimize or maximize </math:mtext>
              <math:mi math:fontstyle="italic">m...</math:mi>
            </math:mrow>
          </math:mrow>
        </math:mstyle>
      </math:mtr>
      <math:mtr>
        <math:mstyle math:fontsize="24pt">
          <math:mrow>
            <math:mtext>(Which even a salmon can do.)</math:mtext>
          </math:mrow>
        </math:mstyle>
      </math:mtr>
    </math:mtable>
    <math:annotation math:encoding="StarMath 5.0">size 24 { "From this we can estimate: " } newline
size 24 { {%deriv m} over {%deriv a} approx {m(a+%delta a)-m(a)} over {%delta a}, ~~ {%deriv m} over {%deriv b} approx {m(b+%delta b)-m(b)} over {%delta b}} newline
size 24 { "And then try to minimize or maximize " m... } newline
size 24 { "(Which even a salmon can do.)" } newline
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/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i>N</math:mi>
                  <math:mi>q</math:mi>
                  <math:mo math:stretchy="false">†</math:mo>
                </math:msubsup>
              </math:mrow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%N_p{bold E}_p{bold B}{bold E}^{%dagger}_q%N^%dagger_q) = size 36 %fcall({bold E}_p) circ size 36 %fcall(%N_p{bold B}N^%dagger_q) circ size 36 %fcall({bold E}^{%dagger}_q)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o math:stretchy="false">N</math:mo>
                  <math:mi>q</math:mi>
                  <math:mo math:stretchy="false">†</math:mo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i>'</math:mi>
                <math:msubsup>
                  <math:mo math:stretchy="false">N</math:mo>
                  <math:mi>q</math:mi>
                  <math:mo math:stretchy="false">†</math:mo>
                </math:msubsup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-1}_q(%l_0,%m_0)^%dagger "=" newline
alignc "=" size 48 %fcall left (({bold E}_p(%l_0,%m_0))^{-1}{bold E}_p %N_p bold B %N^%dagger_q {bold E}_q^%dagger({bold E}^{%dagger}_q(%l_0,%m_0))^{-1} right ) newline
alignc "=" size 48 %fcall(%N_p bold B' %N^%dagger_q) newline newline
alignl size 24 { "where " {bold B'}(%l_0,%m_0) = {bold B}(%l_0,%m_0)," but diverges further away." }



</math:annotation>
  </math:semantics>
</math:math>
</file>